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PT Sans" svg:font-family="'PT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text-properties fo:font-variant="normal" fo:text-transform="none" fo:color="#353535" loext:opacity="100%" style:font-name="PT Sans" fo:font-size="18pt" fo:letter-spacing="normal" fo:font-style="normal" fo:font-weight="normal" officeooo:rsid="000539a0" officeooo:paragraph-rsid="000539a0" style:font-name-asian="NSimSun" style:font-size-asian="18pt" style:font-weight-asian="bold" style:font-name-complex="Arial" style:font-size-complex="18pt" style:font-weight-complex="bold"/>
    </style:style>
    <style:style style:name="P3" style:family="paragraph" style:parent-style-name="Text_20_body">
      <style:paragraph-properties fo:orphans="2" fo:widows="2"/>
      <style:text-properties fo:font-variant="normal" fo:text-transform="none" fo:color="#353535" loext:opacity="100%" style:font-name="PT San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53535" loext:opacity="100%" style:font-name="PT Sans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uld You Use Freenom?</text:p>
      <text:p text:style-name="P2"/>
      <text:p text:style-name="P4">Freenom is a free domain registrar on the web that enables users to have their own domain name without having to pay a single cent.</text:p>
      <text:p text:style-name="P3">Freenom has a service which allows you to freely route email traffic to one of your emails without having to configure DNS servers which is nice for the beginner server administrator.</text:p>
      <text:p text:style-name="P3">A big plus with using a .tk extension for your domain is that almost every domain name is available, even some quite rare on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PT Sans" svg:font-family="'PT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2-23T20:06:25.197000000</dc:date>
    <meta:editing-duration>PT1M6S</meta:editing-duration>
    <meta:editing-cycles>3</meta:editing-cycles>
    <meta:document-statistic meta:table-count="0" meta:image-count="0" meta:object-count="0" meta:page-count="1" meta:paragraph-count="4" meta:word-count="84" meta:character-count="464" meta:non-whitespace-character-count="384"/>
  </office:meta>
</office:document-meta>
</file>